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14365"/>
          <table:table-cell office:value-type="float" office:value="0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94.0"/>
          <table:table-cell office:value-type="float" office:value="12984.0"/>
          <table:table-cell office:value-type="float" office:value="89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405673"/>
          <table:table-cell office:value-type="float" office:value="0.14"/>
          <table:table-cell office:value-type="float" office:value="0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246.0"/>
          <table:table-cell office:value-type="float" office:value="4594.0"/>
          <table:table-cell office:value-type="float" office:value="12984.0"/>
          <table:table-cell office:value-type="float" office:value="90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1.86209"/>
          <table:table-cell office:value-type="float" office:value="1.561"/>
          <table:table-cell office:value-type="float" office:value="1.5"/>
          <table:table-cell office:value-type="float" office:value="71136.0"/>
          <table:table-cell office:value-type="float" office:value="0.0"/>
          <table:table-cell office:value-type="float" office:value="597.0"/>
          <table:table-cell office:value-type="float" office:value="44843.0"/>
          <table:table-cell office:value-type="float" office:value="116013.0"/>
          <table:table-cell office:value-type="float" office:value="4170.0"/>
          <table:table-cell office:value-type="float" office:value="11292.0"/>
          <table:table-cell office:value-type="float" office:value="918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68.0"/>
          <table:table-cell office:value-type="float" office:value="13922.0"/>
          <table:table-cell office:value-type="float" office:value="9558.0"/>
          <table:table-cell office:value-type="float" office:value="8445.0"/>
          <table:table-cell office:value-type="float" office:value="9283.0"/>
          <table:table-cell office:value-type="float" office:value="144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06998"/>
          <table:table-cell office:value-type="float" office:value="0.1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62098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51227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959.0"/>
          <table:table-cell office:value-type="float" office:value="8318.0"/>
          <table:table-cell office:value-type="float" office:value="658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28779"/>
          <table:table-cell office:value-type="float" office:value="0.401"/>
          <table:table-cell office:value-type="float" office:value="0.35"/>
          <table:table-cell office:value-type="float" office:value="2757.0"/>
          <table:table-cell office:value-type="float" office:value="0.0"/>
          <table:table-cell office:value-type="float" office:value="340.0"/>
          <table:table-cell office:value-type="float" office:value="22306.0"/>
          <table:table-cell office:value-type="float" office:value="25144.0"/>
          <table:table-cell office:value-type="float" office:value="4594.0"/>
          <table:table-cell office:value-type="float" office:value="12996.0"/>
          <table:table-cell office:value-type="float" office:value="91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1.18066"/>
          <table:table-cell office:value-type="float" office:value="0.863"/>
          <table:table-cell office:value-type="float" office:value="0.81"/>
          <table:table-cell office:value-type="float" office:value="57988.0"/>
          <table:table-cell office:value-type="float" office:value="0.0"/>
          <table:table-cell office:value-type="float" office:value="126.0"/>
          <table:table-cell office:value-type="float" office:value="8256.0"/>
          <table:table-cell office:value-type="float" office:value="66250.0"/>
          <table:table-cell office:value-type="float" office:value="4594.0"/>
          <table:table-cell office:value-type="float" office:value="12996.0"/>
          <table:table-cell office:value-type="float" office:value="91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23.6159"/>
          <table:table-cell office:value-type="float" office:value="23.404"/>
          <table:table-cell office:value-type="float" office:value="23.33"/>
          <table:table-cell office:value-type="float" office:value="921200.0"/>
          <table:table-cell office:value-type="float" office:value="0.0"/>
          <table:table-cell office:value-type="float" office:value="4375.0"/>
          <table:table-cell office:value-type="float" office:value="724670.0"/>
          <table:table-cell office:value-type="float" office:value="1645905.0"/>
          <table:table-cell office:value-type="float" office:value="4170.0"/>
          <table:table-cell office:value-type="float" office:value="11304.0"/>
          <table:table-cell office:value-type="float" office:value="959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68.0"/>
          <table:table-cell office:value-type="float" office:value="13922.0"/>
          <table:table-cell office:value-type="float" office:value="9558.0"/>
          <table:table-cell office:value-type="float" office:value="8445.0"/>
          <table:table-cell office:value-type="float" office:value="9283.0"/>
          <table:table-cell office:value-type="float" office:value="14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87515"/>
          <table:table-cell office:value-type="float" office:value="0.1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1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85707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677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958.0"/>
          <table:table-cell office:value-type="float" office:value="8317.0"/>
          <table:table-cell office:value-type="float" office:value="658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27433"/>
          <table:table-cell office:value-type="float" office:value="0.153"/>
          <table:table-cell office:value-type="float" office:value="0.02"/>
          <table:table-cell office:value-type="float" office:value="351.0"/>
          <table:table-cell office:value-type="float" office:value="0.0"/>
          <table:table-cell office:value-type="float" office:value="4.0"/>
          <table:table-cell office:value-type="float" office:value="231.0"/>
          <table:table-cell office:value-type="float" office:value="648.0"/>
          <table:table-cell office:value-type="float" office:value="4594.0"/>
          <table:table-cell office:value-type="float" office:value="12989.0"/>
          <table:table-cell office:value-type="float" office:value="89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398497"/>
          <table:table-cell office:value-type="float" office:value="0.085"/>
          <table:table-cell office:value-type="float" office:value="0.01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377.0"/>
          <table:table-cell office:value-type="float" office:value="4594.0"/>
          <table:table-cell office:value-type="float" office:value="12989.0"/>
          <table:table-cell office:value-type="float" office:value="91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3.76009"/>
          <table:table-cell office:value-type="float" office:value="3.564"/>
          <table:table-cell office:value-type="float" office:value="3.48"/>
          <table:table-cell office:value-type="float" office:value="191610.0"/>
          <table:table-cell office:value-type="float" office:value="0.0"/>
          <table:table-cell office:value-type="float" office:value="156.0"/>
          <table:table-cell office:value-type="float" office:value="12031.0"/>
          <table:table-cell office:value-type="float" office:value="203727.0"/>
          <table:table-cell office:value-type="float" office:value="4170.0"/>
          <table:table-cell office:value-type="float" office:value="11297.0"/>
          <table:table-cell office:value-type="float" office:value="1061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68.0"/>
          <table:table-cell office:value-type="float" office:value="13922.0"/>
          <table:table-cell office:value-type="float" office:value="9558.0"/>
          <table:table-cell office:value-type="float" office:value="8445.0"/>
          <table:table-cell office:value-type="float" office:value="9283.0"/>
          <table:table-cell office:value-type="float" office:value="14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